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0pt" officeooo:rsid="000b7c64" officeooo:paragraph-rsid="000b7c64" style:font-size-asian="10pt" style:font-size-complex="10pt"/>
    </style:style>
    <style:style style:name="P2" style:family="paragraph" style:parent-style-name="Header">
      <style:text-properties officeooo:rsid="000b7c64" officeooo:paragraph-rsid="000b7c64"/>
    </style:style>
    <style:style style:name="P3" style:family="paragraph" style:parent-style-name="Table_20_Contents">
      <style:paragraph-properties fo:text-align="center" style:justify-single-word="false"/>
      <style:text-properties fo:font-size="10pt" officeooo:rsid="003a6087" officeooo:paragraph-rsid="003a6087" style:font-size-asian="10pt" style:font-size-complex="10pt"/>
    </style:style>
    <style:style style:name="P4" style:family="paragraph" style:parent-style-name="Table_20_Contents">
      <style:paragraph-properties fo:text-align="end" style:justify-single-word="false"/>
      <style:text-properties fo:font-size="10pt" officeooo:rsid="000b7c64" officeooo:paragraph-rsid="000c0976" style:font-size-asian="10pt" style:font-size-complex="10pt"/>
    </style:style>
    <style:style style:name="P5" style:family="paragraph" style:parent-style-name="Table_20_Contents">
      <style:text-properties fo:font-size="10pt" officeooo:rsid="001bf9eb" officeooo:paragraph-rsid="0023de05" style:font-size-asian="10pt" style:font-size-complex="10pt"/>
    </style:style>
    <style:style style:name="P6" style:family="paragraph" style:parent-style-name="Table_20_Contents">
      <style:paragraph-properties fo:text-align="center" style:justify-single-word="false"/>
      <style:text-properties fo:font-size="10pt" officeooo:rsid="001bf9eb" officeooo:paragraph-rsid="0023de05" style:font-size-asian="10pt" style:font-size-complex="10pt"/>
    </style:style>
    <style:style style:name="P7" style:family="paragraph" style:parent-style-name="Standard">
      <style:text-properties officeooo:paragraph-rsid="0023de05"/>
    </style:style>
    <style:style style:name="P8" style:family="paragraph" style:parent-style-name="Standard">
      <style:paragraph-properties fo:line-height="200%"/>
    </style:style>
    <style:style style:name="P9" style:family="paragraph" style:parent-style-name="Text_20_body">
      <style:paragraph-properties fo:line-height="200%"/>
      <style:text-properties officeooo:rsid="00320d49" officeooo:paragraph-rsid="00379d53"/>
    </style:style>
    <style:style style:name="P10" style:family="paragraph" style:parent-style-name="Text_20_body">
      <style:paragraph-properties fo:line-height="200%"/>
      <style:text-properties officeooo:rsid="00379d53" officeooo:paragraph-rsid="003c1570"/>
    </style:style>
    <style:style style:name="P11" style:family="paragraph" style:parent-style-name="Text_20_body">
      <style:paragraph-properties fo:line-height="200%"/>
      <style:text-properties officeooo:rsid="003e76e0" officeooo:paragraph-rsid="003e76e0"/>
    </style:style>
    <style:style style:name="P12" style:family="paragraph" style:parent-style-name="Standard">
      <style:text-properties officeooo:paragraph-rsid="0023de05"/>
    </style:style>
    <style:style style:name="P13" style:family="paragraph" style:parent-style-name="Standard">
      <style:paragraph-properties fo:line-height="200%"/>
      <style:text-properties officeooo:rsid="002d6ee5" officeooo:paragraph-rsid="002d6ee5"/>
    </style:style>
    <style:style style:name="P14" style:family="paragraph" style:parent-style-name="Standard">
      <style:paragraph-properties fo:line-height="200%"/>
      <style:text-properties officeooo:rsid="00320d49"/>
    </style:style>
    <style:style style:name="P15" style:family="paragraph" style:parent-style-name="Table_20_Contents">
      <style:text-properties fo:font-size="10pt" officeooo:rsid="001bf9eb" officeooo:paragraph-rsid="0023de05" style:font-size-asian="10pt" style:font-size-complex="10pt"/>
    </style:style>
    <style:style style:name="P16" style:family="paragraph" style:parent-style-name="Table_20_Contents">
      <style:paragraph-properties fo:text-align="center" style:justify-single-word="false"/>
      <style:text-properties fo:font-size="10pt" officeooo:rsid="001bf9eb" officeooo:paragraph-rsid="0023de05" style:font-size-asian="10pt" style:font-size-complex="10pt"/>
    </style:style>
    <style:style style:name="P17" style:family="paragraph" style:parent-style-name="Text_20_body">
      <style:paragraph-properties fo:line-height="200%"/>
      <style:text-properties officeooo:rsid="0034c9dd" officeooo:paragraph-rsid="00379d53"/>
    </style:style>
    <style:style style:name="P18" style:family="paragraph" style:parent-style-name="Text_20_body">
      <style:paragraph-properties fo:line-height="200%"/>
      <style:text-properties officeooo:rsid="0038f96b" officeooo:paragraph-rsid="00379d53"/>
    </style:style>
    <style:style style:name="P19" style:family="paragraph" style:parent-style-name="Heading_20_2">
      <style:text-properties officeooo:rsid="00320d49"/>
    </style:style>
    <style:style style:name="P20" style:family="paragraph" style:parent-style-name="Heading_20_2">
      <style:text-properties officeooo:paragraph-rsid="00379d53"/>
    </style:style>
    <style:style style:name="T1" style:family="text">
      <style:text-properties officeooo:rsid="000c0976"/>
    </style:style>
    <style:style style:name="T2" style:family="text">
      <style:text-properties officeooo:rsid="001de03f"/>
    </style:style>
    <style:style style:name="T3" style:family="text">
      <style:text-properties officeooo:rsid="0030c317"/>
    </style:style>
    <style:style style:name="T4" style:family="text">
      <style:text-properties officeooo:rsid="00320d49"/>
    </style:style>
    <style:style style:name="T5" style:family="text">
      <style:text-properties officeooo:rsid="00379d53"/>
    </style:style>
    <style:style style:name="T6" style:family="text">
      <style:text-properties officeooo:rsid="0038f96b"/>
    </style:style>
    <style:style style:name="T7" style:family="text">
      <style:text-properties officeooo:rsid="003a6087"/>
    </style:style>
    <style:style style:name="T8" style:family="text">
      <style:text-properties officeooo:rsid="003c1570"/>
    </style:style>
    <style:style style:name="T9" style:family="text">
      <style:text-properties officeooo:rsid="003e76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Introduction</text:h>
      <text:p text:style-name="P13">This project has been a personal itch to scratch for a number of years, I used to keep and show rabbits as a hobby, and when the local club nearly closed down because of a difference of opinion between committee and members at the AGM, I volunteered to be secretary of the club to keep it going, this was seconded and approved by the committee, they suggested that I was to be show secretary only, because of my tender age of 18. This was in 1978 and computers were big scary things in banks, and other big businesses.</text:p>
      <text:p text:style-name="P10">The manual system which as far as I am aware is still in use today. There are competing <text:span text:style-name="T8">software</text:span> products on the market for shows that are in the USA, all <text:span text:style-name="T9">except one are</text:span> <text:span text:style-name="T6">commercial</text:span> software. <text:span text:style-name="T6">I have found no software that is for the UK, and the only one Open Source Software solution I have found is also for the USA. Which is surprising to say the least, and something I wish to redress. I have thought about it many times, however never had the real expertise to do this until now, I am sure I do have the skills necessary to successfully implement a good robust system that could possibly be adopted by the BRC.</text:span></text:p>
      <text:p text:style-name="P11">The main part is a desktop application available for the most common platforms Microsoft's Windows, Apple's Mac OSX, and Linux </text:p>
      <text:h text:style-name="Heading_20_1" text:outline-level="1">The process</text:h>
      <text:h text:style-name="P19" text:outline-level="2">Before the show</text:h>
      <text:p text:style-name="P8">The process of running a show was of course paper based and a lot of work. The whole process took anything up to 3 months, although a lot of that was purely waiting for the various external organisations to acknowledge and perform their appropriate tasks. The full process is described in an appendix of the final report. On<text:span text:style-name="T7">c</text:span>e the advert is published in the periodical <text:span text:style-name="T3">the entries start </text:span><text:soft-page-break/><text:span text:style-name="T3">coming in to the secretary, by post and telephone these are stored in a paper file, until the time and date for close of entires has past. The Wednesday before the show at 21:30 was the normal time. The Thursday and Friday is where the most of the work done to colate the books and sheets for the show from the BRC rules, the published class list, and the entries received. </text:span></text:p>
      <text:h text:style-name="Heading_20_2" text:outline-level="2">At the sho<text:span text:style-name="T4">w</text:span></text:h>
      <text:p text:style-name="P14">Booking in all exhibiters and exhibits usually done by a committee member. Taking the entry fees, and the logging the results of class judging as they come in, writing prize cards and the other certificates and awards. Some exhibiters that have haven't had the best results might want to leave early and strictly speaking the exhibits should be booked out. In the manual system this was not always done simply because every body is busy. As the show draws to an end, exhibiters come for their prize money (if any) which meant adding up the amounts on the back of the prize cards. Announcement are made, and prizes given including best in show, the raffle prizes drawn. The packing away and cleaning up is done. </text:p>
      <text:h text:style-name="P20" text:outline-level="2">A<text:span text:style-name="T5">f</text:span>t<text:span text:style-name="T5">er</text:span> the sho<text:span text:style-name="T4">w</text:span></text:h>
      <text:p text:style-name="P17">Keys to the hall taken back to the person or organisation that hired the hall to the club. BRC and F&amp;F reports are completed over the next couple of days, and final job at the end of one show, is to arrange a committee meeting to sort the classes for the next. Which starts the process once again. </text:p>
      <text:p text:style-name="P9"/>
      <text:p text:style-name="P1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013cm" fo:margin-left="0cm" table:align="left"/>
    </style:style>
    <style:style style:name="Table1.A" style:family="table-column">
      <style:table-column-properties style:column-width="3.863cm"/>
    </style:style>
    <style:style style:name="Table1.B" style:family="table-column">
      <style:table-column-properties style:column-width="7.47cm"/>
    </style:style>
    <style:style style:name="Table1.C" style:family="table-column">
      <style:table-column-properties style:column-width="5.68cm"/>
    </style:style>
    <style:style style:name="Table1.A1" style:family="table-cell">
      <style:table-cell-properties fo:padding="0.097cm" fo:border="none"/>
    </style:style>
    <style:style style:name="Table3" style:family="table">
      <style:table-properties style:width="17.013cm" fo:margin-left="0cm" table:align="left"/>
    </style:style>
    <style:style style:name="Table3.A" style:family="table-column">
      <style:table-column-properties style:column-width="3.281cm"/>
    </style:style>
    <style:style style:name="Table3.B" style:family="table-column">
      <style:table-column-properties style:column-width="11.986cm"/>
    </style:style>
    <style:style style:name="Table3.C" style:family="table-column">
      <style:table-column-properties style:column-width="1.746cm"/>
    </style:style>
    <style:style style:name="Table6" style:family="table">
      <style:table-properties style:width="17.013cm" fo:margin-left="0cm" table:align="left"/>
    </style:style>
    <style:style style:name="Table6.A" style:family="table-column">
      <style:table-column-properties style:column-width="3.281cm"/>
    </style:style>
    <style:style style:name="Table6.B" style:family="table-column">
      <style:table-column-properties style:column-width="11.986cm"/>
    </style:style>
    <style:style style:name="Table6.C" style:family="table-column">
      <style:table-column-properties style:column-width="1.746cm"/>
    </style:style>
    <style:style style:name="MP1" style:family="paragraph" style:parent-style-name="Header">
      <style:text-properties fo:font-size="10pt" officeooo:rsid="000b7c64" officeooo:paragraph-rsid="000b7c64" style:font-size-asian="10pt" style:font-size-complex="10pt"/>
    </style:style>
    <style:style style:name="MP2" style:family="paragraph" style:parent-style-name="Table_20_Contents">
      <style:paragraph-properties fo:text-align="center" style:justify-single-word="false"/>
      <style:text-properties fo:font-size="10pt" officeooo:rsid="003a6087" officeooo:paragraph-rsid="003a6087" style:font-size-asian="10pt" style:font-size-complex="10pt"/>
    </style:style>
    <style:style style:name="MP3" style:family="paragraph" style:parent-style-name="Table_20_Contents">
      <style:paragraph-properties fo:text-align="end" style:justify-single-word="false"/>
      <style:text-properties fo:font-size="10pt" officeooo:rsid="000b7c64" officeooo:paragraph-rsid="000c0976" style:font-size-asian="10pt" style:font-size-complex="10pt"/>
    </style:style>
    <style:style style:name="MP4" style:family="paragraph" style:parent-style-name="Header">
      <style:text-properties officeooo:rsid="000b7c64" officeooo:paragraph-rsid="000b7c64"/>
    </style:style>
    <style:style style:name="MP5" style:family="paragraph" style:parent-style-name="Table_20_Contents">
      <style:text-properties fo:font-size="10pt" officeooo:rsid="001bf9eb" officeooo:paragraph-rsid="0023de05" style:font-size-asian="10pt" style:font-size-complex="10pt"/>
    </style:style>
    <style:style style:name="MP6" style:family="paragraph" style:parent-style-name="Table_20_Contents">
      <style:paragraph-properties fo:text-align="center" style:justify-single-word="false"/>
      <style:text-properties fo:font-size="10pt" officeooo:rsid="001bf9eb" officeooo:paragraph-rsid="0023de05" style:font-size-asian="10pt" style:font-size-complex="10pt"/>
    </style:style>
    <style:style style:name="MP7" style:family="paragraph" style:parent-style-name="Standard">
      <style:text-properties officeooo:paragraph-rsid="0023de05"/>
    </style:style>
    <style:style style:name="MT1" style:family="text">
      <style:text-properties officeooo:rsid="000c0976"/>
    </style:style>
    <style:style style:name="MT2" style:family="text">
      <style:text-properties officeooo:rsid="001de03f"/>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4cm" fo:margin-left="0cm" fo:margin-right="0cm" fo:margin-top="0.3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SRN/SID 120107243 </text:p>
            </table:table-cell>
            <table:table-cell table:style-name="Table1.A1" office:value-type="string">
              <text:p text:style-name="MP2">Introduction to the project</text:p>
            </table:table-cell>
            <table:table-cell table:style-name="Table1.A1" office:value-type="string">
              <text:p text:style-name="MP3">Major Project <text:span text:style-name="MT1">CS39440</text:span></text:p>
            </table:table-cell>
          </table:table-row>
        </table:table>
        <text:p text:style-name="MP4"/>
      </style:header>
      <style:footer>
        <table:table table:name="Table3" table:style-name="Table3">
          <table:table-column table:style-name="Table3.A"/>
          <table:table-column table:style-name="Table3.B"/>
          <table:table-column table:style-name="Table3.C"/>
          <table:table-row>
            <table:table-cell office:value-type="string">
              <text:p text:style-name="MP5"><text:span text:style-name="MT2">Modified </text:span><text:creator/><text:modification-date style:data-style-name="N84">2014-02-06</text:modification-date> </text:p>
            </table:table-cell>
            <table:table-cell office:value-type="string">
              <text:p text:style-name="MP6"><text:file-name text:display="name">introduction</text:file-name></text:p>
            </table:table-cell>
            <table:table-cell office:value-type="string">
              <text:p text:style-name="MP6"><text:page-number text:select-page="current">1</text:page-number></text:p>
            </table:table-cell>
          </table:table-row>
        </table:table>
        <text:p text:style-name="MP7"/>
      </style:footer>
      <style:footer-left style:display="false">
        <table:table table:name="Table6" table:style-name="Table6">
          <table:table-column table:style-name="Table6.A"/>
          <table:table-column table:style-name="Table6.B"/>
          <table:table-column table:style-name="Table6.C"/>
          <table:table-row>
            <table:table-cell office:value-type="string">
              <text:p text:style-name="MP5"><text:span text:style-name="MT2">Modified </text:span><text:creator/><text:modification-date style:data-style-name="N84">2014-02-06</text:modification-date> </text:p>
            </table:table-cell>
            <table:table-cell office:value-type="string">
              <text:p text:style-name="MP6"><text:file-name text:display="name">introduction</text:file-name></text:p>
            </table:table-cell>
            <table:table-cell office:value-type="string">
              <text:p text:style-name="MP6"><text:page-number text:select-page="current">2</text:page-number></text:p>
            </table:table-cell>
          </table:table-row>
        </table:table>
        <text:p text:style-name="MP7"/>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07:23:00.402000000</meta:creation-date>
    <meta:editing-duration>PT4H18M35S</meta:editing-duration>
    <meta:editing-cycles>5</meta:editing-cycles>
    <meta:generator>LibreOffice/4.1.4.2$Windows_x86 LibreOffice_project/0a0440ccc0227ad9829de5f46be37cfb6edcf72</meta:generator>
    <dc:title>major-project</dc:title>
    <dc:date>2014-02-06T14:07:33.100000000</dc:date>
    <meta:document-statistic meta:table-count="3" meta:image-count="0" meta:object-count="0" meta:page-count="2" meta:paragraph-count="21" meta:word-count="587" meta:character-count="3232" meta:non-whitespace-character-count="2657"/>
    <meta:template xlink:type="simple" xlink:actuate="onRequest" xlink:title="major-project" xlink:href="file:///C:/Users/paul/AppData/Roaming/LibreOffice/4/user/template/major-project.ott" meta:date="2014-02-02T07:22:59.419000000"/>
  </office:meta>
</office:document-meta>
</file>